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22.338cm" fo:min-width="12.942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21.688cm" fo:min-width="2.303cm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2.077cm" fo:min-width="9.096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1.578cm" fo:min-width="3.722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0.46cm" fo:min-width="1.763cm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="none" fo:min-height="1.983cm"/>
    </style:style>
    <style:style style:name="gr7" style:family="graphic" style:parent-style-name="standard">
      <style:graphic-properties draw:stroke="none" draw:fill="none" fo:min-height="0.978cm"/>
    </style:style>
    <style:style style:name="gr8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22.604cm" fo:min-width="13.149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2.12cm" fo:min-width="9.169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1.614cm" fo:min-width="3.767cm" fo:padding-top="0.165cm" fo:padding-bottom="0.165cm" fo:padding-left="0.29cm" fo:padding-right="0.29cm"/>
    </style:style>
    <style:style style:name="gr11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0.473cm" fo:min-width="1.783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0.474cm" fo:min-width="1.783cm" fo:padding-top="0.165cm" fo:padding-bottom="0.165cm" fo:padding-left="0.29cm" fo:padding-right="0.29cm"/>
    </style:style>
    <style:style style:name="gr13" style:family="graphic" style:parent-style-name="standard">
      <style:graphic-properties draw:stroke="none" draw:fill="none" fo:min-height="1.992cm"/>
    </style:style>
    <style:style style:name="gr14" style:family="graphic" style:parent-style-name="standard">
      <style:graphic-properties draw:stroke="none" draw:fill="none" fo:min-height="0.983cm"/>
    </style:style>
    <style:style style:name="gr15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2.121cm" fo:min-width="9.169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003333" draw:marker-start-width="0.321cm" draw:marker-end-width="0.321cm" draw:fill-color="#ffffff" draw:textarea-horizontal-align="justify" draw:textarea-vertical-align="middle" draw:auto-grow-height="false" fo:min-height="1.613cm" fo:min-width="3.767cm" fo:padding-top="0.165cm" fo:padding-bottom="0.165cm" fo:padding-left="0.29cm" fo:padding-right="0.29cm"/>
    </style:style>
    <style:style style:name="gr17" style:family="graphic" style:parent-style-name="standard">
      <style:graphic-properties draw:stroke="none" draw:fill-color="#ff3333" draw:textarea-horizontal-align="justify" draw:textarea-vertical-align="middle" draw:auto-grow-height="false" fo:min-height="0.75cm" fo:min-width="0.7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style:font-name="Cambria"/>
    </style:style>
    <style:style style:name="P4" style:family="paragraph">
      <loext:graphic-properties draw:fill-color="#ffffff"/>
      <style:paragraph-properties fo:text-align="center"/>
      <style:text-properties style:font-name="Cambria" fo:font-size="22pt" style:font-size-asian="22pt" style:font-size-complex="22pt"/>
    </style:style>
    <style:style style:name="P5" style:family="paragraph">
      <style:paragraph-properties fo:text-align="end"/>
    </style:style>
    <style:style style:name="P6" style:family="paragraph">
      <loext:graphic-properties draw:fill="none"/>
      <style:paragraph-properties fo:text-align="end"/>
      <style:text-properties style:font-name="Cambria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  <style:text-properties style:font-name="Cambria"/>
    </style:style>
    <style:style style:name="P8" style:family="paragraph">
      <style:paragraph-properties fo:text-align="center"/>
      <style:text-properties fo:font-size="18pt"/>
    </style:style>
    <style:style style:name="P9" style:family="paragraph">
      <loext:graphic-properties draw:fill-color="#ffffff"/>
      <style:paragraph-properties fo:text-align="center"/>
      <style:text-properties style:font-name="Cambria" fo:font-size="18pt"/>
    </style:style>
    <style:style style:name="P10" style:family="paragraph">
      <style:paragraph-properties fo:text-align="center"/>
      <style:text-properties fo:font-size="22pt"/>
    </style:style>
    <style:style style:name="P11" style:family="paragraph">
      <loext:graphic-properties draw:fill-color="#ff3333"/>
      <style:paragraph-properties fo:text-align="center"/>
    </style:style>
    <style:style style:name="P12" style:family="paragraph">
      <style:paragraph-properties fo:text-align="end"/>
      <style:text-properties fo:font-size="18pt"/>
    </style:style>
    <style:style style:name="P13" style:family="paragraph">
      <loext:graphic-properties draw:fill="none"/>
      <style:paragraph-properties fo:text-align="end"/>
      <style:text-properties style:font-name="Cambria" fo:font-size="18pt" fo:font-weight="bold" style:font-weight-asian="bold" style:font-weight-complex="bold"/>
    </style:style>
    <style:style style:name="P14" style:family="paragraph">
      <loext:graphic-properties draw:fill="none"/>
      <style:paragraph-properties fo:text-align="center"/>
      <style:text-properties style:font-name="Cambria" fo:font-size="18pt"/>
    </style:style>
    <style:style style:name="T1" style:family="text">
      <style:text-properties style:font-name="Cambria" fo:font-size="36pt" style:font-size-asian="36pt" style:font-size-complex="36pt"/>
    </style:style>
    <style:style style:name="T2" style:family="text">
      <style:text-properties style:font-name="Cambria" fo:font-size="22pt" style:font-size-asian="22pt" style:font-size-complex="22pt"/>
    </style:style>
    <style:style style:name="T3" style:family="text">
      <style:text-properties style:font-name="Cambria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722cm" svg:height="22.868cm" svg:x="0.48cm" svg:y="0.534cm">
          <text:p/>
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.925cm" svg:height="22.06cm" svg:x="10.777cm" svg:y="1cm">
          <text:p text:style-name="P2"><text:span text:style-name="T1">L3</text:span></text:p>
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71cm" svg:height="2.441cm" svg:x="0.805cm" svg:y="1.03cm">
          <text:p/>
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33cm" svg:height="1.936cm" svg:x="5.885cm" svg:y="1.23cm">
          <text:p text:style-name="P2"><text:span text:style-name="T2">L2</text:span></text:p>
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353cm" svg:height="0.8cm" svg:x="3.285cm" svg:y="2.366cm">
          <text:p text:style-name="P2"><text:span text:style-name="T2">L1 D</text:span></text:p>
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353cm" svg:height="0.8cm" svg:x="3.285cm" svg:y="1.247cm">
          <text:p text:style-name="P2"><text:span text:style-name="T2">L1 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764cm" svg:height="2.233cm" svg:x="0.516cm" svg:y="1.047cm">
          <draw:text-box>
            <text:p text:style-name="P5"><text:span text:style-name="T3">0</text:span></text:p>
            <text:p text:style-name="P5"><text:span text:style-name="T3">16</text:span></text:p>
          </draw:text-box>
        </draw:frame>
        <draw:frame draw:style-name="gr7" draw:text-style-name="P7" draw:layer="layout" svg:width="2.881cm" svg:height="1.228cm" draw:transform="rotate (1.5707963267949) translate (2.048cm 3.728cm)">
          <draw:text-box>
            <text:p text:style-name="P2"><text:span text:style-name="T2">CPU</text:span></text:p>
          </draw:text-box>
        </draw:frame>
        <draw:g>
          <draw:custom-shape draw:style-name="gr3" draw:text-style-name="P1" draw:layer="layout" svg:width="9.71cm" svg:height="2.441cm" svg:x="0.805cm" svg:y="3.82cm">
            <text:p/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4.33cm" svg:height="1.936cm" svg:x="5.885cm" svg:y="4.02cm">
            <text:p text:style-name="P2"><text:span text:style-name="T2">L2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2.353cm" svg:height="0.8cm" svg:x="3.285cm" svg:y="5.156cm">
            <text:p text:style-name="P2"><text:span text:style-name="T2">L1 D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2.353cm" svg:height="0.8cm" svg:x="3.285cm" svg:y="4.037cm">
            <text:p text:style-name="P2"><text:span text:style-name="T2">L1 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6" draw:layer="layout" svg:width="1.764cm" svg:height="2.233cm" svg:x="0.516cm" svg:y="3.837cm">
            <draw:text-box>
              <text:p text:style-name="P5"><text:span text:style-name="T3">2</text:span></text:p>
              <text:p text:style-name="P5"><text:span text:style-name="T3">18</text:span></text:p>
            </draw:text-box>
          </draw:frame>
          <draw:frame draw:style-name="gr7" draw:text-style-name="P7" draw:layer="layout" svg:width="2.881cm" svg:height="1.228cm" draw:transform="rotate (1.5707963267949) translate (2.048cm 6.518cm)">
            <draw:text-box>
              <text:p text:style-name="P2"><text:span text:style-name="T2">CPU</text:span></text:p>
            </draw:text-box>
          </draw:frame>
        </draw:g>
        <draw:g>
          <draw:custom-shape draw:style-name="gr3" draw:text-style-name="P1" draw:layer="layout" svg:width="9.71cm" svg:height="2.441cm" svg:x="0.805cm" svg:y="14.981cm">
            <text:p/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4.33cm" svg:height="1.936cm" svg:x="5.885cm" svg:y="15.181cm">
            <text:p text:style-name="P2"><text:span text:style-name="T2">L2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2.353cm" svg:height="0.8cm" svg:x="3.285cm" svg:y="16.317cm">
            <text:p text:style-name="P2"><text:span text:style-name="T2">L1 D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2.353cm" svg:height="0.8cm" svg:x="3.285cm" svg:y="15.198cm">
            <text:p text:style-name="P2"><text:span text:style-name="T2">L1 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6" draw:layer="layout" svg:width="1.764cm" svg:height="2.233cm" svg:x="0.516cm" svg:y="14.998cm">
            <draw:text-box>
              <text:p text:style-name="P5"><text:span text:style-name="T3">10</text:span></text:p>
              <text:p text:style-name="P5"><text:span text:style-name="T3">26</text:span></text:p>
            </draw:text-box>
          </draw:frame>
          <draw:frame draw:style-name="gr7" draw:text-style-name="P7" draw:layer="layout" svg:width="2.881cm" svg:height="1.228cm" draw:transform="rotate (1.5707963267949) translate (2.048cm 17.679cm)">
            <draw:text-box>
              <text:p text:style-name="P2"><text:span text:style-name="T2">CPU</text:span></text:p>
            </draw:text-box>
          </draw:frame>
        </draw:g>
        <draw:custom-shape draw:style-name="gr3" draw:text-style-name="P1" draw:layer="layout" svg:width="9.71cm" svg:height="2.441cm" svg:x="0.805cm" svg:y="17.772cm">
          <text:p/>
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33cm" svg:height="1.936cm" svg:x="5.885cm" svg:y="17.972cm">
          <text:p text:style-name="P2"><text:span text:style-name="T2">L2</text:span></text:p>
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2.353cm" svg:height="0.8cm" svg:x="3.285cm" svg:y="19.108cm">
          <text:p text:style-name="P2"><text:span text:style-name="T2">L1 D</text:span></text:p>
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353cm" svg:height="0.8cm" svg:x="3.285cm" svg:y="17.989cm">
          <text:p text:style-name="P2"><text:span text:style-name="T2">L1 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1.764cm" svg:height="2.233cm" svg:x="0.516cm" svg:y="17.789cm">
          <draw:text-box>
            <text:p text:style-name="P5"><text:span text:style-name="T3">12</text:span></text:p>
            <text:p text:style-name="P5"><text:span text:style-name="T3">28</text:span></text:p>
          </draw:text-box>
        </draw:frame>
        <draw:frame draw:style-name="gr7" draw:text-style-name="P7" draw:layer="layout" svg:width="2.881cm" svg:height="1.228cm" draw:transform="rotate (1.5707963267949) translate (2.048cm 20.47cm)">
          <draw:text-box>
            <text:p text:style-name="P2"><text:span text:style-name="T2">CPU</text:span></text:p>
          </draw:text-box>
        </draw:frame>
        <draw:g>
          <draw:custom-shape draw:style-name="gr3" draw:text-style-name="P1" draw:layer="layout" svg:width="9.71cm" svg:height="2.441cm" svg:x="0.805cm" svg:y="20.562cm">
            <text:p/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4.33cm" svg:height="1.936cm" svg:x="5.885cm" svg:y="20.762cm">
            <text:p text:style-name="P2"><text:span text:style-name="T2">L2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2.353cm" svg:height="0.8cm" svg:x="3.285cm" svg:y="21.898cm">
            <text:p text:style-name="P2"><text:span text:style-name="T2">L1 D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2.353cm" svg:height="0.8cm" svg:x="3.285cm" svg:y="20.779cm">
            <text:p text:style-name="P2"><text:span text:style-name="T2">L1 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6" draw:layer="layout" svg:width="1.764cm" svg:height="2.233cm" svg:x="0.516cm" svg:y="20.579cm">
            <draw:text-box>
              <text:p text:style-name="P5"><text:span text:style-name="T3">14</text:span></text:p>
              <text:p text:style-name="P5"><text:span text:style-name="T3">30</text:span></text:p>
            </draw:text-box>
          </draw:frame>
          <draw:frame draw:style-name="gr7" draw:text-style-name="P7" draw:layer="layout" svg:width="2.881cm" svg:height="1.228cm" draw:transform="rotate (1.5707963267949) translate (2.048cm 23.26cm)">
            <draw:text-box>
              <text:p text:style-name="P2"><text:span text:style-name="T2">CPU</text:span></text:p>
            </draw:text-box>
          </draw:frame>
        </draw:g>
        <draw:g>
          <draw:custom-shape draw:style-name="gr3" draw:text-style-name="P1" draw:layer="layout" svg:width="9.71cm" svg:height="2.441cm" svg:x="0.805cm" svg:y="12.191cm">
            <text:p/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4.33cm" svg:height="1.936cm" svg:x="5.885cm" svg:y="12.391cm">
            <text:p text:style-name="P2"><text:span text:style-name="T2">L2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2.353cm" svg:height="0.8cm" svg:x="3.285cm" svg:y="13.527cm">
            <text:p text:style-name="P2"><text:span text:style-name="T2">L1 D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2.353cm" svg:height="0.8cm" svg:x="3.285cm" svg:y="12.408cm">
            <text:p text:style-name="P2"><text:span text:style-name="T2">L1 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6" draw:layer="layout" svg:width="1.764cm" svg:height="2.233cm" svg:x="0.516cm" svg:y="12.208cm">
            <draw:text-box>
              <text:p text:style-name="P5"><text:span text:style-name="T3">8</text:span></text:p>
              <text:p text:style-name="P5"><text:span text:style-name="T3">24</text:span></text:p>
            </draw:text-box>
          </draw:frame>
          <draw:frame draw:style-name="gr7" draw:text-style-name="P7" draw:layer="layout" svg:width="2.881cm" svg:height="1.228cm" draw:transform="rotate (1.5707963267949) translate (2.048cm 14.889cm)">
            <draw:text-box>
              <text:p text:style-name="P2"><text:span text:style-name="T2">CPU</text:span></text:p>
            </draw:text-box>
          </draw:frame>
        </draw:g>
        <draw:g>
          <draw:custom-shape draw:style-name="gr3" draw:text-style-name="P1" draw:layer="layout" svg:width="9.71cm" svg:height="2.441cm" svg:x="0.805cm" svg:y="9.401cm">
            <text:p/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4.33cm" svg:height="1.936cm" svg:x="5.885cm" svg:y="9.601cm">
            <text:p text:style-name="P2"><text:span text:style-name="T2">L2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2.353cm" svg:height="0.8cm" svg:x="3.285cm" svg:y="10.737cm">
            <text:p text:style-name="P2"><text:span text:style-name="T2">L1 D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2.353cm" svg:height="0.8cm" svg:x="3.285cm" svg:y="9.618cm">
            <text:p text:style-name="P2"><text:span text:style-name="T2">L1 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6" draw:layer="layout" svg:width="1.764cm" svg:height="2.233cm" svg:x="0.516cm" svg:y="9.418cm">
            <draw:text-box>
              <text:p text:style-name="P5"><text:span text:style-name="T3">6</text:span></text:p>
              <text:p text:style-name="P5"><text:span text:style-name="T3">22</text:span></text:p>
            </draw:text-box>
          </draw:frame>
          <draw:frame draw:style-name="gr7" draw:text-style-name="P7" draw:layer="layout" svg:width="2.881cm" svg:height="1.228cm" draw:transform="rotate (1.5707963267949) translate (2.048cm 12.099cm)">
            <draw:text-box>
              <text:p text:style-name="P2"><text:span text:style-name="T2">CPU</text:span></text:p>
            </draw:text-box>
          </draw:frame>
        </draw:g>
        <draw:g>
          <draw:custom-shape draw:style-name="gr3" draw:text-style-name="P1" draw:layer="layout" svg:width="9.71cm" svg:height="2.441cm" svg:x="0.805cm" svg:y="6.611cm">
            <text:p/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4.33cm" svg:height="1.936cm" svg:x="5.885cm" svg:y="6.811cm">
            <text:p text:style-name="P2"><text:span text:style-name="T2">L2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2.353cm" svg:height="0.8cm" svg:x="3.285cm" svg:y="7.947cm">
            <text:p text:style-name="P2"><text:span text:style-name="T2">L1 D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2.353cm" svg:height="0.8cm" svg:x="3.285cm" svg:y="6.828cm">
            <text:p text:style-name="P2"><text:span text:style-name="T2">L1 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6" draw:layer="layout" svg:width="1.764cm" svg:height="2.233cm" svg:x="0.516cm" svg:y="6.628cm">
            <draw:text-box>
              <text:p text:style-name="P5"><text:span text:style-name="T3">4</text:span></text:p>
              <text:p text:style-name="P5"><text:span text:style-name="T3">20</text:span></text:p>
            </draw:text-box>
          </draw:frame>
          <draw:frame draw:style-name="gr7" draw:text-style-name="P7" draw:layer="layout" svg:width="2.881cm" svg:height="1.228cm" draw:transform="rotate (1.5707963267949) translate (2.048cm 9.309cm)">
            <draw:text-box>
              <text:p text:style-name="P2"><text:span text:style-name="T2">CPU</text:span></text:p>
            </draw:text-box>
          </draw:frame>
        </draw:g>
        <draw:custom-shape draw:style-name="gr8" draw:text-style-name="P1" draw:layer="layout" svg:width="13.729cm" svg:height="22.934cm" svg:x="14.601cm" svg:y="0.568cm">
          <text:p/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9.749cm" svg:height="2.45cm" svg:x="18.255cm" svg:y="1.066cm">
          <text:p/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4.347cm" svg:height="1.944cm" svg:x="18.556cm" svg:y="1.266cm">
          <text:p text:style-name="P2"><text:span text:style-name="T2">L2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2.363cm" svg:height="0.803cm" svg:x="23.151cm" svg:y="2.407cm">
          <text:p text:style-name="P2"><text:span text:style-name="T2">L1 D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2.363cm" svg:height="0.804cm" svg:x="23.151cm" svg:y="1.283cm">
          <text:p text:style-name="P2"><text:span text:style-name="T2">L1 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6" draw:layer="layout" svg:width="1.771cm" svg:height="2.242cm" svg:x="26.326cm" svg:y="1.083cm">
          <draw:text-box>
            <text:p text:style-name="P5"><text:span text:style-name="T3">1</text:span></text:p>
            <text:p text:style-name="P5"><text:span text:style-name="T3">17</text:span></text:p>
          </draw:text-box>
        </draw:frame>
        <draw:frame draw:style-name="gr14" draw:text-style-name="P7" draw:layer="layout" svg:width="2.892cm" svg:height="1.233cm" draw:transform="rotate (-1.5707963267949) translate (26.759cm 0.882cm)">
          <draw:text-box>
            <text:p text:style-name="P2"><text:span text:style-name="T2">CPU</text:span></text:p>
          </draw:text-box>
        </draw:frame>
        <draw:custom-shape draw:style-name="gr15" draw:text-style-name="P1" draw:layer="layout" svg:width="9.749cm" svg:height="2.451cm" svg:x="18.255cm" svg:y="3.867cm">
          <text:p/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347cm" svg:height="1.943cm" svg:x="18.556cm" svg:y="4.068cm">
          <text:p text:style-name="P2"><text:span text:style-name="T2">L2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2.363cm" svg:height="0.803cm" svg:x="23.151cm" svg:y="5.208cm">
          <text:p text:style-name="P2"><text:span text:style-name="T2">L1 D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363cm" svg:height="0.803cm" svg:x="23.151cm" svg:y="4.085cm">
          <text:p text:style-name="P2"><text:span text:style-name="T2">L1 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6" draw:layer="layout" svg:width="1.771cm" svg:height="2.242cm" svg:x="26.326cm" svg:y="3.884cm">
          <draw:text-box>
            <text:p text:style-name="P5"><text:span text:style-name="T3">3</text:span></text:p>
            <text:p text:style-name="P5"><text:span text:style-name="T3">19</text:span></text:p>
          </draw:text-box>
        </draw:frame>
        <draw:frame draw:style-name="gr14" draw:text-style-name="P7" draw:layer="layout" svg:width="2.893cm" svg:height="1.233cm" draw:transform="rotate (-1.5707963267949) translate (26.759cm 3.683cm)">
          <draw:text-box>
            <text:p text:style-name="P2"><text:span text:style-name="T2">CPU</text:span></text:p>
          </draw:text-box>
        </draw:frame>
        <draw:custom-shape draw:style-name="gr9" draw:text-style-name="P1" draw:layer="layout" svg:width="9.749cm" svg:height="2.45cm" svg:x="18.255cm" svg:y="15.073cm">
          <text:p/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4.347cm" svg:height="1.944cm" svg:x="18.556cm" svg:y="15.273cm">
          <text:p text:style-name="P2"><text:span text:style-name="T2">L2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2.363cm" svg:height="0.803cm" svg:x="23.151cm" svg:y="16.414cm">
          <text:p text:style-name="P2"><text:span text:style-name="T2">L1 D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2.363cm" svg:height="0.804cm" svg:x="23.151cm" svg:y="15.29cm">
          <text:p text:style-name="P2"><text:span text:style-name="T2">L1 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6" draw:layer="layout" svg:width="1.771cm" svg:height="2.242cm" svg:x="26.326cm" svg:y="15.09cm">
          <draw:text-box>
            <text:p text:style-name="P5"><text:span text:style-name="T3">11</text:span></text:p>
            <text:p text:style-name="P5"><text:span text:style-name="T3">27</text:span></text:p>
          </draw:text-box>
        </draw:frame>
        <draw:frame draw:style-name="gr14" draw:text-style-name="P7" draw:layer="layout" svg:width="2.892cm" svg:height="1.233cm" draw:transform="rotate (-1.5707963267949) translate (26.759cm 14.889cm)">
          <draw:text-box>
            <text:p text:style-name="P2"><text:span text:style-name="T2">CPU</text:span></text:p>
          </draw:text-box>
        </draw:frame>
        <draw:custom-shape draw:style-name="gr9" draw:text-style-name="P1" draw:layer="layout" svg:width="9.749cm" svg:height="2.45cm" svg:x="18.255cm" svg:y="17.875cm">
          <text:p/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347cm" svg:height="1.943cm" svg:x="18.556cm" svg:y="18.076cm">
          <text:p text:style-name="P2"><text:span text:style-name="T2">L2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2.363cm" svg:height="0.803cm" svg:x="23.151cm" svg:y="19.216cm">
          <text:p text:style-name="P2"><text:span text:style-name="T2">L1 D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363cm" svg:height="0.803cm" svg:x="23.151cm" svg:y="18.093cm">
          <text:p text:style-name="P2"><text:span text:style-name="T2">L1 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6" draw:layer="layout" svg:width="1.771cm" svg:height="2.242cm" svg:x="26.326cm" svg:y="17.892cm">
          <draw:text-box>
            <text:p text:style-name="P5"><text:span text:style-name="T3">13</text:span></text:p>
            <text:p text:style-name="P5"><text:span text:style-name="T3">29</text:span></text:p>
          </draw:text-box>
        </draw:frame>
        <draw:frame draw:style-name="gr14" draw:text-style-name="P7" draw:layer="layout" svg:width="2.893cm" svg:height="1.233cm" draw:transform="rotate (-1.5707963267949) translate (26.759cm 17.691cm)">
          <draw:text-box>
            <text:p text:style-name="P2"><text:span text:style-name="T2">CPU</text:span></text:p>
          </draw:text-box>
        </draw:frame>
        <draw:custom-shape draw:style-name="gr15" draw:text-style-name="P1" draw:layer="layout" svg:width="9.749cm" svg:height="2.451cm" svg:x="18.255cm" svg:y="20.676cm">
          <text:p/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3" draw:layer="layout" svg:width="4.347cm" svg:height="1.943cm" svg:x="18.556cm" svg:y="20.877cm">
          <text:p text:style-name="P2"><text:span text:style-name="T2">L2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2.363cm" svg:height="0.803cm" svg:x="23.151cm" svg:y="22.017cm">
          <text:p text:style-name="P2"><text:span text:style-name="T2">L1 D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363cm" svg:height="0.803cm" svg:x="23.151cm" svg:y="20.894cm">
          <text:p text:style-name="P2"><text:span text:style-name="T2">L1 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6" draw:layer="layout" svg:width="1.771cm" svg:height="2.242cm" svg:x="26.326cm" svg:y="20.693cm">
          <draw:text-box>
            <text:p text:style-name="P5"><text:span text:style-name="T3">15</text:span></text:p>
            <text:p text:style-name="P5"><text:span text:style-name="T3">31</text:span></text:p>
          </draw:text-box>
        </draw:frame>
        <draw:frame draw:style-name="gr14" draw:text-style-name="P7" draw:layer="layout" svg:width="2.893cm" svg:height="1.233cm" draw:transform="rotate (-1.5707963267949) translate (26.759cm 20.492cm)">
          <draw:text-box>
            <text:p text:style-name="P2"><text:span text:style-name="T2">CPU</text:span></text:p>
          </draw:text-box>
        </draw:frame>
        <draw:custom-shape draw:style-name="gr15" draw:text-style-name="P1" draw:layer="layout" svg:width="9.749cm" svg:height="2.451cm" svg:x="18.255cm" svg:y="12.271cm">
          <text:p/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4.347cm" svg:height="1.944cm" svg:x="18.556cm" svg:y="12.472cm">
          <text:p text:style-name="P2"><text:span text:style-name="T2">L2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2.363cm" svg:height="0.803cm" svg:x="23.151cm" svg:y="13.613cm">
          <text:p text:style-name="P2"><text:span text:style-name="T2">L1 D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363cm" svg:height="0.803cm" svg:x="23.151cm" svg:y="12.489cm">
          <text:p text:style-name="P2"><text:span text:style-name="T2">L1 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6" draw:layer="layout" svg:width="1.771cm" svg:height="2.242cm" svg:x="26.326cm" svg:y="12.288cm">
          <draw:text-box>
            <text:p text:style-name="P5"><text:span text:style-name="T3">9</text:span></text:p>
            <text:p text:style-name="P5"><text:span text:style-name="T3">25</text:span></text:p>
          </draw:text-box>
        </draw:frame>
        <draw:frame draw:style-name="gr14" draw:text-style-name="P7" draw:layer="layout" svg:width="2.892cm" svg:height="1.233cm" draw:transform="rotate (-1.5707963267949) translate (26.759cm 12.088cm)">
          <draw:text-box>
            <text:p text:style-name="P2"><text:span text:style-name="T2">CPU</text:span></text:p>
          </draw:text-box>
        </draw:frame>
        <draw:custom-shape draw:style-name="gr15" draw:text-style-name="P1" draw:layer="layout" svg:width="9.749cm" svg:height="2.451cm" svg:x="18.255cm" svg:y="9.47cm">
          <text:p/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4.347cm" svg:height="1.944cm" svg:x="18.556cm" svg:y="9.671cm">
          <text:p text:style-name="P2"><text:span text:style-name="T2">L2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2.363cm" svg:height="0.803cm" svg:x="23.151cm" svg:y="10.812cm">
          <text:p text:style-name="P2"><text:span text:style-name="T2">L1 D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363cm" svg:height="0.803cm" svg:x="23.151cm" svg:y="9.688cm">
          <text:p text:style-name="P2"><text:span text:style-name="T2">L1 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6" draw:layer="layout" svg:width="1.771cm" svg:height="2.242cm" svg:x="26.326cm" svg:y="9.487cm">
          <draw:text-box>
            <text:p text:style-name="P5"><text:span text:style-name="T3">7</text:span></text:p>
            <text:p text:style-name="P5"><text:span text:style-name="T3">23</text:span></text:p>
          </draw:text-box>
        </draw:frame>
        <draw:frame draw:style-name="gr14" draw:text-style-name="P7" draw:layer="layout" svg:width="2.893cm" svg:height="1.233cm" draw:transform="rotate (-1.5707963267949) translate (26.759cm 9.286cm)">
          <draw:text-box>
            <text:p text:style-name="P2"><text:span text:style-name="T2">CPU</text:span></text:p>
          </draw:text-box>
        </draw:frame>
        <draw:custom-shape draw:style-name="gr15" draw:text-style-name="P1" draw:layer="layout" svg:width="9.749cm" svg:height="2.451cm" svg:x="18.255cm" svg:y="6.669cm">
          <text:p/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4.347cm" svg:height="1.944cm" svg:x="18.556cm" svg:y="6.87cm">
          <text:p text:style-name="P2"><text:span text:style-name="T2">L2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draw:layer="layout" svg:width="2.363cm" svg:height="0.804cm" svg:x="23.151cm" svg:y="8.01cm">
          <text:p text:style-name="P2"><text:span text:style-name="T2">L1 D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363cm" svg:height="0.803cm" svg:x="23.151cm" svg:y="6.887cm">
          <text:p text:style-name="P2"><text:span text:style-name="T2">L1 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6" draw:layer="layout" svg:width="1.771cm" svg:height="2.242cm" svg:x="26.326cm" svg:y="6.686cm">
          <draw:text-box>
            <text:p text:style-name="P5"><text:span text:style-name="T3">5</text:span></text:p>
            <text:p text:style-name="P5"><text:span text:style-name="T3">21</text:span></text:p>
          </draw:text-box>
        </draw:frame>
        <draw:frame draw:style-name="gr14" draw:text-style-name="P7" draw:layer="layout" svg:width="2.893cm" svg:height="1.233cm" draw:transform="rotate (-1.5707963267949) translate (26.759cm 6.485cm)">
          <draw:text-box>
            <text:p text:style-name="P2"><text:span text:style-name="T2">CPU</text:span></text:p>
          </draw:text-box>
        </draw:frame>
        <draw:custom-shape draw:style-name="gr2" draw:text-style-name="P3" draw:layer="layout" svg:width="2.925cm" svg:height="22.06cm" svg:x="15.102cm" svg:y="1.042cm">
          <text:p text:style-name="P2"><text:span text:style-name="T1">L3</text:span></text:p>
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Default">
        <draw:custom-shape draw:style-name="gr1" draw:text-style-name="P1" draw:layer="layout" svg:width="13.722cm" svg:height="22.868cm" svg:x="0.48cm" svg:y="0.534cm">
          <text:p/>
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9" draw:layer="layout" svg:width="2.925cm" svg:height="22.06cm" svg:x="10.777cm" svg:y="1cm">
          <text:p text:style-name="P8"><text:span text:style-name="T1">L3</text:span></text:p>
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9.71cm" svg:height="2.441cm" svg:x="0.805cm" svg:y="1.03cm">
          <text:p/>
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4.33cm" svg:height="1.936cm" svg:x="5.885cm" svg:y="1.23cm">
          <text:p text:style-name="P8"><text:span text:style-name="T2">L2</text:span></text:p>
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353cm" svg:height="0.8cm" svg:x="3.285cm" svg:y="2.366cm">
          <text:p text:style-name="P8"><text:span text:style-name="T2">L1 D</text:span></text:p>
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353cm" svg:height="0.8cm" svg:x="3.285cm" svg:y="1.247cm">
          <text:p text:style-name="P10"><text:span text:style-name="T2">L1 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2cm" svg:height="1cm" svg:x="1cm" svg:y="1.3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1.764cm" svg:height="2.233cm" svg:x="0.516cm" svg:y="1.047cm">
          <draw:text-box>
            <text:p text:style-name="P12"><text:span text:style-name="T3">0</text:span></text:p>
            <text:p text:style-name="P12"><text:span text:style-name="T3">16</text:span></text:p>
          </draw:text-box>
        </draw:frame>
        <draw:frame draw:style-name="gr7" draw:text-style-name="P14" draw:layer="layout" svg:width="2.881cm" svg:height="1.228cm" draw:transform="rotate (1.5707963267949) translate (2.048cm 3.728cm)">
          <draw:text-box>
            <text:p text:style-name="P8"><text:span text:style-name="T2">CPU</text:span></text:p>
          </draw:text-box>
        </draw:frame>
        <draw:g>
          <draw:custom-shape draw:style-name="gr3" draw:text-style-name="P1" draw:layer="layout" svg:width="9.71cm" svg:height="2.441cm" svg:x="0.805cm" svg:y="3.82cm">
            <text:p/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4.33cm" svg:height="1.936cm" svg:x="5.885cm" svg:y="4.02cm">
            <text:p text:style-name="P2"><text:span text:style-name="T2">L2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2.353cm" svg:height="0.8cm" svg:x="3.285cm" svg:y="5.156cm">
            <text:p text:style-name="P2"><text:span text:style-name="T2">L1 D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2.353cm" svg:height="0.8cm" svg:x="3.285cm" svg:y="4.037cm">
            <text:p text:style-name="P2"><text:span text:style-name="T2">L1 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6" draw:layer="layout" svg:width="1.764cm" svg:height="2.233cm" svg:x="0.516cm" svg:y="3.837cm">
            <draw:text-box>
              <text:p text:style-name="P5"><text:span text:style-name="T3">2</text:span></text:p>
              <text:p text:style-name="P5"><text:span text:style-name="T3">18</text:span></text:p>
            </draw:text-box>
          </draw:frame>
          <draw:frame draw:style-name="gr7" draw:text-style-name="P7" draw:layer="layout" svg:width="2.881cm" svg:height="1.228cm" draw:transform="rotate (1.5707963267949) translate (2.048cm 6.518cm)">
            <draw:text-box>
              <text:p text:style-name="P2"><text:span text:style-name="T2">CPU</text:span></text:p>
            </draw:text-box>
          </draw:frame>
        </draw:g>
        <draw:g>
          <draw:custom-shape draw:style-name="gr3" draw:text-style-name="P1" draw:layer="layout" svg:width="9.71cm" svg:height="2.441cm" svg:x="0.805cm" svg:y="14.981cm">
            <text:p/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4.33cm" svg:height="1.936cm" svg:x="5.885cm" svg:y="15.181cm">
            <text:p text:style-name="P2"><text:span text:style-name="T2">L2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2.353cm" svg:height="0.8cm" svg:x="3.285cm" svg:y="16.317cm">
            <text:p text:style-name="P2"><text:span text:style-name="T2">L1 D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2.353cm" svg:height="0.8cm" svg:x="3.285cm" svg:y="15.198cm">
            <text:p text:style-name="P2"><text:span text:style-name="T2">L1 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6" draw:layer="layout" svg:width="1.764cm" svg:height="2.233cm" svg:x="0.516cm" svg:y="14.998cm">
            <draw:text-box>
              <text:p text:style-name="P5"><text:span text:style-name="T3">10</text:span></text:p>
              <text:p text:style-name="P5"><text:span text:style-name="T3">26</text:span></text:p>
            </draw:text-box>
          </draw:frame>
          <draw:frame draw:style-name="gr7" draw:text-style-name="P7" draw:layer="layout" svg:width="2.881cm" svg:height="1.228cm" draw:transform="rotate (1.5707963267949) translate (2.048cm 17.679cm)">
            <draw:text-box>
              <text:p text:style-name="P2"><text:span text:style-name="T2">CPU</text:span></text:p>
            </draw:text-box>
          </draw:frame>
        </draw:g>
        <draw:custom-shape draw:style-name="gr3" draw:text-style-name="P1" draw:layer="layout" svg:width="9.71cm" svg:height="2.441cm" svg:x="0.805cm" svg:y="17.772cm">
          <text:p/>
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9" draw:layer="layout" svg:width="4.33cm" svg:height="1.936cm" svg:x="5.885cm" svg:y="17.972cm">
          <text:p text:style-name="P8"><text:span text:style-name="T2">L2</text:span></text:p>
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9" draw:layer="layout" svg:width="2.353cm" svg:height="0.8cm" svg:x="3.285cm" svg:y="19.108cm">
          <text:p text:style-name="P8"><text:span text:style-name="T2">L1 D</text:span></text:p>
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2.353cm" svg:height="0.8cm" svg:x="3.285cm" svg:y="17.989cm">
          <text:p text:style-name="P10"><text:span text:style-name="T2">L1 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2cm" svg:height="1cm" svg:x="1cm" svg:y="17.981cm">
          <text:p/>
          <draw:enhanced-geometry svg:viewBox="0 0 21600 21600" draw:type="rectangle" draw:enhanced-path="M 0 0 L 21600 0 21600 21600 0 21600 0 0 Z N"/>
        </draw:custom-shape>
        <draw:frame draw:style-name="gr6" draw:text-style-name="P13" draw:layer="layout" svg:width="1.764cm" svg:height="2.233cm" svg:x="0.516cm" svg:y="17.789cm">
          <draw:text-box>
            <text:p text:style-name="P12"><text:span text:style-name="T3">12</text:span></text:p>
            <text:p text:style-name="P12"><text:span text:style-name="T3">28</text:span></text:p>
          </draw:text-box>
        </draw:frame>
        <draw:frame draw:style-name="gr7" draw:text-style-name="P14" draw:layer="layout" svg:width="2.881cm" svg:height="1.228cm" draw:transform="rotate (1.5707963267949) translate (2.048cm 20.47cm)">
          <draw:text-box>
            <text:p text:style-name="P8"><text:span text:style-name="T2">CPU</text:span></text:p>
          </draw:text-box>
        </draw:frame>
        <draw:g>
          <draw:custom-shape draw:style-name="gr3" draw:text-style-name="P1" draw:layer="layout" svg:width="9.71cm" svg:height="2.441cm" svg:x="0.805cm" svg:y="20.562cm">
            <text:p/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4.33cm" svg:height="1.936cm" svg:x="5.885cm" svg:y="20.762cm">
            <text:p text:style-name="P2"><text:span text:style-name="T2">L2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2.353cm" svg:height="0.8cm" svg:x="3.285cm" svg:y="21.898cm">
            <text:p text:style-name="P2"><text:span text:style-name="T2">L1 D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2.353cm" svg:height="0.8cm" svg:x="3.285cm" svg:y="20.779cm">
            <text:p text:style-name="P2"><text:span text:style-name="T2">L1 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6" draw:layer="layout" svg:width="1.764cm" svg:height="2.233cm" svg:x="0.516cm" svg:y="20.579cm">
            <draw:text-box>
              <text:p text:style-name="P5"><text:span text:style-name="T3">14</text:span></text:p>
              <text:p text:style-name="P5"><text:span text:style-name="T3">30</text:span></text:p>
            </draw:text-box>
          </draw:frame>
          <draw:frame draw:style-name="gr7" draw:text-style-name="P7" draw:layer="layout" svg:width="2.881cm" svg:height="1.228cm" draw:transform="rotate (1.5707963267949) translate (2.048cm 23.26cm)">
            <draw:text-box>
              <text:p text:style-name="P2"><text:span text:style-name="T2">CPU</text:span></text:p>
            </draw:text-box>
          </draw:frame>
        </draw:g>
        <draw:g>
          <draw:custom-shape draw:style-name="gr3" draw:text-style-name="P1" draw:layer="layout" svg:width="9.71cm" svg:height="2.441cm" svg:x="0.805cm" svg:y="12.191cm">
            <text:p/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4.33cm" svg:height="1.936cm" svg:x="5.885cm" svg:y="12.391cm">
            <text:p text:style-name="P2"><text:span text:style-name="T2">L2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2.353cm" svg:height="0.8cm" svg:x="3.285cm" svg:y="13.527cm">
            <text:p text:style-name="P2"><text:span text:style-name="T2">L1 D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2.353cm" svg:height="0.8cm" svg:x="3.285cm" svg:y="12.408cm">
            <text:p text:style-name="P2"><text:span text:style-name="T2">L1 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6" draw:layer="layout" svg:width="1.764cm" svg:height="2.233cm" svg:x="0.516cm" svg:y="12.208cm">
            <draw:text-box>
              <text:p text:style-name="P5"><text:span text:style-name="T3">8</text:span></text:p>
              <text:p text:style-name="P5"><text:span text:style-name="T3">24</text:span></text:p>
            </draw:text-box>
          </draw:frame>
          <draw:frame draw:style-name="gr7" draw:text-style-name="P7" draw:layer="layout" svg:width="2.881cm" svg:height="1.228cm" draw:transform="rotate (1.5707963267949) translate (2.048cm 14.889cm)">
            <draw:text-box>
              <text:p text:style-name="P2"><text:span text:style-name="T2">CPU</text:span></text:p>
            </draw:text-box>
          </draw:frame>
        </draw:g>
        <draw:g>
          <draw:custom-shape draw:style-name="gr3" draw:text-style-name="P1" draw:layer="layout" svg:width="9.71cm" svg:height="2.441cm" svg:x="0.805cm" svg:y="9.401cm">
            <text:p/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4.33cm" svg:height="1.936cm" svg:x="5.885cm" svg:y="9.601cm">
            <text:p text:style-name="P2"><text:span text:style-name="T2">L2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2.353cm" svg:height="0.8cm" svg:x="3.285cm" svg:y="10.737cm">
            <text:p text:style-name="P2"><text:span text:style-name="T2">L1 D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2.353cm" svg:height="0.8cm" svg:x="3.285cm" svg:y="9.618cm">
            <text:p text:style-name="P2"><text:span text:style-name="T2">L1 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6" draw:layer="layout" svg:width="1.764cm" svg:height="2.233cm" svg:x="0.516cm" svg:y="9.418cm">
            <draw:text-box>
              <text:p text:style-name="P5"><text:span text:style-name="T3">6</text:span></text:p>
              <text:p text:style-name="P5"><text:span text:style-name="T3">22</text:span></text:p>
            </draw:text-box>
          </draw:frame>
          <draw:frame draw:style-name="gr7" draw:text-style-name="P7" draw:layer="layout" svg:width="2.881cm" svg:height="1.228cm" draw:transform="rotate (1.5707963267949) translate (2.048cm 12.099cm)">
            <draw:text-box>
              <text:p text:style-name="P2"><text:span text:style-name="T2">CPU</text:span></text:p>
            </draw:text-box>
          </draw:frame>
        </draw:g>
        <draw:g>
          <draw:custom-shape draw:style-name="gr3" draw:text-style-name="P1" draw:layer="layout" svg:width="9.71cm" svg:height="2.441cm" svg:x="0.805cm" svg:y="6.611cm">
            <text:p/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4.33cm" svg:height="1.936cm" svg:x="5.885cm" svg:y="6.811cm">
            <text:p text:style-name="P2"><text:span text:style-name="T2">L2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3" draw:layer="layout" svg:width="2.353cm" svg:height="0.8cm" svg:x="3.285cm" svg:y="7.947cm">
            <text:p text:style-name="P2"><text:span text:style-name="T2">L1 D</text:span></text:p>
  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4" draw:layer="layout" svg:width="2.353cm" svg:height="0.8cm" svg:x="3.285cm" svg:y="6.828cm">
            <text:p text:style-name="P2"><text:span text:style-name="T2">L1 I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6" draw:layer="layout" svg:width="1.764cm" svg:height="2.233cm" svg:x="0.516cm" svg:y="6.628cm">
            <draw:text-box>
              <text:p text:style-name="P5"><text:span text:style-name="T3">4</text:span></text:p>
              <text:p text:style-name="P5"><text:span text:style-name="T3">20</text:span></text:p>
            </draw:text-box>
          </draw:frame>
          <draw:frame draw:style-name="gr7" draw:text-style-name="P7" draw:layer="layout" svg:width="2.881cm" svg:height="1.228cm" draw:transform="rotate (1.5707963267949) translate (2.048cm 9.309cm)">
            <draw:text-box>
              <text:p text:style-name="P2"><text:span text:style-name="T2">CPU</text:span></text:p>
            </draw:text-box>
          </draw:frame>
        </draw:g>
        <draw:custom-shape draw:style-name="gr8" draw:text-style-name="P1" draw:layer="layout" svg:width="13.729cm" svg:height="22.934cm" svg:x="14.601cm" svg:y="0.568cm">
          <text:p/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9.749cm" svg:height="2.45cm" svg:x="18.255cm" svg:y="1.066cm">
          <text:p/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4.347cm" svg:height="1.944cm" svg:x="18.556cm" svg:y="1.266cm">
          <text:p text:style-name="P8"><text:span text:style-name="T2">L2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2.363cm" svg:height="0.803cm" svg:x="23.151cm" svg:y="2.407cm">
          <text:p text:style-name="P8"><text:span text:style-name="T2">L1 D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2.363cm" svg:height="0.804cm" svg:x="23.151cm" svg:y="1.283cm">
          <text:p text:style-name="P10"><text:span text:style-name="T2">L1 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2cm" svg:height="1cm" svg:x="26.7cm" svg:y="1.3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.771cm" svg:height="2.242cm" svg:x="26.326cm" svg:y="1.083cm">
          <draw:text-box>
            <text:p text:style-name="P12"><text:span text:style-name="T3">1</text:span></text:p>
            <text:p text:style-name="P12"><text:span text:style-name="T3">17</text:span></text:p>
          </draw:text-box>
        </draw:frame>
        <draw:frame draw:style-name="gr14" draw:text-style-name="P14" draw:layer="layout" svg:width="2.892cm" svg:height="1.233cm" draw:transform="rotate (-1.5707963267949) translate (26.759cm 0.882cm)">
          <draw:text-box>
            <text:p text:style-name="P8"><text:span text:style-name="T2">CPU</text:span></text:p>
          </draw:text-box>
        </draw:frame>
        <draw:custom-shape draw:style-name="gr15" draw:text-style-name="P1" draw:layer="layout" svg:width="9.749cm" svg:height="2.451cm" svg:x="18.255cm" svg:y="3.867cm">
          <text:p/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4.347cm" svg:height="1.943cm" svg:x="18.556cm" svg:y="4.068cm">
          <text:p text:style-name="P8"><text:span text:style-name="T2">L2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2.363cm" svg:height="0.803cm" svg:x="23.151cm" svg:y="5.208cm">
          <text:p text:style-name="P8"><text:span text:style-name="T2">L1 D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363cm" svg:height="0.803cm" svg:x="23.151cm" svg:y="4.085cm">
          <text:p text:style-name="P10"><text:span text:style-name="T2">L1 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1.771cm" svg:height="2.242cm" svg:x="26.326cm" svg:y="3.884cm">
          <draw:text-box>
            <text:p text:style-name="P12"><text:span text:style-name="T3">3</text:span></text:p>
            <text:p text:style-name="P12"><text:span text:style-name="T3">19</text:span></text:p>
          </draw:text-box>
        </draw:frame>
        <draw:frame draw:style-name="gr14" draw:text-style-name="P14" draw:layer="layout" svg:width="2.893cm" svg:height="1.233cm" draw:transform="rotate (-1.5707963267949) translate (26.759cm 3.683cm)">
          <draw:text-box>
            <text:p text:style-name="P8"><text:span text:style-name="T2">CPU</text:span></text:p>
          </draw:text-box>
        </draw:frame>
        <draw:custom-shape draw:style-name="gr9" draw:text-style-name="P1" draw:layer="layout" svg:width="9.749cm" svg:height="2.45cm" svg:x="18.255cm" svg:y="15.073cm">
          <text:p/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4.347cm" svg:height="1.944cm" svg:x="18.556cm" svg:y="15.273cm">
          <text:p text:style-name="P8"><text:span text:style-name="T2">L2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2.363cm" svg:height="0.803cm" svg:x="23.151cm" svg:y="16.414cm">
          <text:p text:style-name="P8"><text:span text:style-name="T2">L1 D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4" draw:layer="layout" svg:width="2.363cm" svg:height="0.804cm" svg:x="23.151cm" svg:y="15.29cm">
          <text:p text:style-name="P10"><text:span text:style-name="T2">L1 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1.771cm" svg:height="2.242cm" svg:x="26.326cm" svg:y="15.09cm">
          <draw:text-box>
            <text:p text:style-name="P12"><text:span text:style-name="T3">11</text:span></text:p>
            <text:p text:style-name="P12"><text:span text:style-name="T3">27</text:span></text:p>
          </draw:text-box>
        </draw:frame>
        <draw:frame draw:style-name="gr14" draw:text-style-name="P14" draw:layer="layout" svg:width="2.892cm" svg:height="1.233cm" draw:transform="rotate (-1.5707963267949) translate (26.759cm 14.889cm)">
          <draw:text-box>
            <text:p text:style-name="P8"><text:span text:style-name="T2">CPU</text:span></text:p>
          </draw:text-box>
        </draw:frame>
        <draw:custom-shape draw:style-name="gr9" draw:text-style-name="P1" draw:layer="layout" svg:width="9.749cm" svg:height="2.45cm" svg:x="18.255cm" svg:y="17.875cm">
          <text:p/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4.347cm" svg:height="1.943cm" svg:x="18.556cm" svg:y="18.076cm">
          <text:p text:style-name="P8"><text:span text:style-name="T2">L2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2.363cm" svg:height="0.803cm" svg:x="23.151cm" svg:y="19.216cm">
          <text:p text:style-name="P8"><text:span text:style-name="T2">L1 D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363cm" svg:height="0.803cm" svg:x="23.151cm" svg:y="18.093cm">
          <text:p text:style-name="P10"><text:span text:style-name="T2">L1 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1" draw:layer="layout" svg:width="1.2cm" svg:height="1cm" svg:x="26.7cm" svg:y="17.981cm">
          <text:p/>
          <draw:enhanced-geometry svg:viewBox="0 0 21600 21600" draw:type="rectangle" draw:enhanced-path="M 0 0 L 21600 0 21600 21600 0 21600 0 0 Z N"/>
        </draw:custom-shape>
        <draw:frame draw:style-name="gr13" draw:text-style-name="P13" draw:layer="layout" svg:width="1.771cm" svg:height="2.242cm" svg:x="26.326cm" svg:y="17.892cm">
          <draw:text-box>
            <text:p text:style-name="P12"><text:span text:style-name="T3">13</text:span></text:p>
            <text:p text:style-name="P12"><text:span text:style-name="T3">29</text:span></text:p>
          </draw:text-box>
        </draw:frame>
        <draw:frame draw:style-name="gr14" draw:text-style-name="P14" draw:layer="layout" svg:width="2.893cm" svg:height="1.233cm" draw:transform="rotate (-1.5707963267949) translate (26.759cm 17.691cm)">
          <draw:text-box>
            <text:p text:style-name="P8"><text:span text:style-name="T2">CPU</text:span></text:p>
          </draw:text-box>
        </draw:frame>
        <draw:custom-shape draw:style-name="gr15" draw:text-style-name="P1" draw:layer="layout" svg:width="9.749cm" svg:height="2.451cm" svg:x="18.255cm" svg:y="20.676cm">
          <text:p/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9" draw:layer="layout" svg:width="4.347cm" svg:height="1.943cm" svg:x="18.556cm" svg:y="20.877cm">
          <text:p text:style-name="P8"><text:span text:style-name="T2">L2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2.363cm" svg:height="0.803cm" svg:x="23.151cm" svg:y="22.017cm">
          <text:p text:style-name="P8"><text:span text:style-name="T2">L1 D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363cm" svg:height="0.803cm" svg:x="23.151cm" svg:y="20.894cm">
          <text:p text:style-name="P10"><text:span text:style-name="T2">L1 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1.771cm" svg:height="2.242cm" svg:x="26.326cm" svg:y="20.693cm">
          <draw:text-box>
            <text:p text:style-name="P12"><text:span text:style-name="T3">15</text:span></text:p>
            <text:p text:style-name="P12"><text:span text:style-name="T3">31</text:span></text:p>
          </draw:text-box>
        </draw:frame>
        <draw:frame draw:style-name="gr14" draw:text-style-name="P14" draw:layer="layout" svg:width="2.893cm" svg:height="1.233cm" draw:transform="rotate (-1.5707963267949) translate (26.759cm 20.492cm)">
          <draw:text-box>
            <text:p text:style-name="P8"><text:span text:style-name="T2">CPU</text:span></text:p>
          </draw:text-box>
        </draw:frame>
        <draw:custom-shape draw:style-name="gr15" draw:text-style-name="P1" draw:layer="layout" svg:width="9.749cm" svg:height="2.451cm" svg:x="18.255cm" svg:y="12.271cm">
          <text:p/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4.347cm" svg:height="1.944cm" svg:x="18.556cm" svg:y="12.472cm">
          <text:p text:style-name="P8"><text:span text:style-name="T2">L2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2.363cm" svg:height="0.803cm" svg:x="23.151cm" svg:y="13.613cm">
          <text:p text:style-name="P8"><text:span text:style-name="T2">L1 D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363cm" svg:height="0.803cm" svg:x="23.151cm" svg:y="12.489cm">
          <text:p text:style-name="P10"><text:span text:style-name="T2">L1 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1.771cm" svg:height="2.242cm" svg:x="26.326cm" svg:y="12.288cm">
          <draw:text-box>
            <text:p text:style-name="P12"><text:span text:style-name="T3">9</text:span></text:p>
            <text:p text:style-name="P12"><text:span text:style-name="T3">25</text:span></text:p>
          </draw:text-box>
        </draw:frame>
        <draw:frame draw:style-name="gr14" draw:text-style-name="P14" draw:layer="layout" svg:width="2.892cm" svg:height="1.233cm" draw:transform="rotate (-1.5707963267949) translate (26.759cm 12.088cm)">
          <draw:text-box>
            <text:p text:style-name="P8"><text:span text:style-name="T2">CPU</text:span></text:p>
          </draw:text-box>
        </draw:frame>
        <draw:custom-shape draw:style-name="gr15" draw:text-style-name="P1" draw:layer="layout" svg:width="9.749cm" svg:height="2.451cm" svg:x="18.255cm" svg:y="9.47cm">
          <text:p/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4.347cm" svg:height="1.944cm" svg:x="18.556cm" svg:y="9.671cm">
          <text:p text:style-name="P8"><text:span text:style-name="T2">L2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2.363cm" svg:height="0.803cm" svg:x="23.151cm" svg:y="10.812cm">
          <text:p text:style-name="P8"><text:span text:style-name="T2">L1 D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363cm" svg:height="0.803cm" svg:x="23.151cm" svg:y="9.688cm">
          <text:p text:style-name="P10"><text:span text:style-name="T2">L1 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1.771cm" svg:height="2.242cm" svg:x="26.326cm" svg:y="9.487cm">
          <draw:text-box>
            <text:p text:style-name="P12"><text:span text:style-name="T3">7</text:span></text:p>
            <text:p text:style-name="P12"><text:span text:style-name="T3">23</text:span></text:p>
          </draw:text-box>
        </draw:frame>
        <draw:frame draw:style-name="gr14" draw:text-style-name="P14" draw:layer="layout" svg:width="2.893cm" svg:height="1.233cm" draw:transform="rotate (-1.5707963267949) translate (26.759cm 9.286cm)">
          <draw:text-box>
            <text:p text:style-name="P8"><text:span text:style-name="T2">CPU</text:span></text:p>
          </draw:text-box>
        </draw:frame>
        <draw:custom-shape draw:style-name="gr15" draw:text-style-name="P1" draw:layer="layout" svg:width="9.749cm" svg:height="2.451cm" svg:x="18.255cm" svg:y="6.669cm">
          <text:p/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4.347cm" svg:height="1.944cm" svg:x="18.556cm" svg:y="6.87cm">
          <text:p text:style-name="P8"><text:span text:style-name="T2">L2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9" draw:layer="layout" svg:width="2.363cm" svg:height="0.804cm" svg:x="23.151cm" svg:y="8.01cm">
          <text:p text:style-name="P8"><text:span text:style-name="T2">L1 D</text:span></text:p>
          <draw:enhanced-geometry svg:viewBox="0 0 21600 21600" draw:mirror-horizontal="tru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4" draw:layer="layout" svg:width="2.363cm" svg:height="0.803cm" svg:x="23.151cm" svg:y="6.887cm">
          <text:p text:style-name="P10"><text:span text:style-name="T2">L1 I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3" draw:layer="layout" svg:width="1.771cm" svg:height="2.242cm" svg:x="26.326cm" svg:y="6.686cm">
          <draw:text-box>
            <text:p text:style-name="P12"><text:span text:style-name="T3">5</text:span></text:p>
            <text:p text:style-name="P12"><text:span text:style-name="T3">21</text:span></text:p>
          </draw:text-box>
        </draw:frame>
        <draw:frame draw:style-name="gr14" draw:text-style-name="P14" draw:layer="layout" svg:width="2.893cm" svg:height="1.233cm" draw:transform="rotate (-1.5707963267949) translate (26.759cm 6.485cm)">
          <draw:text-box>
            <text:p text:style-name="P8"><text:span text:style-name="T2">CPU</text:span></text:p>
          </draw:text-box>
        </draw:frame>
        <draw:custom-shape draw:style-name="gr2" draw:text-style-name="P9" draw:layer="layout" svg:width="2.925cm" svg:height="22.06cm" svg:x="15.102cm" svg:y="1.042cm">
          <text:p text:style-name="P8"><text:span text:style-name="T1">L3</text:span></text:p>
          <draw:enhanced-geometry svg:viewBox="0 0 21600 21600" draw:path-stretchpoint-x="10800" draw:path-stretchpoint-y="10800" draw:text-areas="?f3 ?f4 ?f5 ?f6" draw:type="round-rectangle" draw:modifiers="540.4931506849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7T12:30:05.504568436</meta:creation-date>
    <dc:date>2015-11-17T12:43:11.154439889</dc:date>
    <meta:editing-duration>PT13M4S</meta:editing-duration>
    <meta:editing-cycles>4</meta:editing-cycles>
    <meta:generator>LibreOffice/4.4.5.2$Linux_X86_64 LibreOffice_project/40m0$Build-2</meta:generator>
    <meta:document-statistic meta:object-count="216"/>
  </office:meta>
</office:document-meta>
</file>